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25000000237D64472030689954.png" manifest:media-type="image/png"/>
  <manifest:file-entry manifest:full-path="Pictures/1000020100000082000000967937140B7D9B61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6.3069in" table:align="margins"/>
    </style:style>
    <style:style style:name="Table4.A" style:family="table-column">
      <style:table-column-properties style:column-width="0.375in" style:rel-column-width="3896*"/>
    </style:style>
    <style:style style:name="Table4.B" style:family="table-column">
      <style:table-column-properties style:column-width="1.3125in" style:rel-column-width="13638*"/>
    </style:style>
    <style:style style:name="Table4.E" style:family="table-column">
      <style:table-column-properties style:column-width="1.55in" style:rel-column-width="16105*"/>
    </style:style>
    <style:style style:name="Table4.F" style:family="table-column">
      <style:table-column-properties style:column-width="0.4444in" style:rel-column-width="462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3069in" table:align="margins"/>
    </style:style>
    <style:style style:name="Table3.A" style:family="table-column">
      <style:table-column-properties style:column-width="1.2611in" style:rel-column-width="13106*"/>
    </style:style>
    <style:style style:name="Table3.B" style:family="table-column">
      <style:table-column-properties style:column-width="1.2611in" style:rel-column-width="13107*"/>
    </style:style>
    <style:style style:name="Table3.E" style:family="table-column">
      <style:table-column-properties style:column-width="1.2618in" style:rel-column-width="1310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70438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Liberation Serif" fo:font-style="normal" fo:font-weight="bold" officeooo:rsid="000511a6" officeooo:paragraph-rsid="008f7cc8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Liberation Serif" fo:font-style="normal" fo:font-weight="bold" officeooo:rsid="00028145" officeooo:paragraph-rsid="008f7cc8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Liberation Serif" officeooo:paragraph-rsid="008f7cc8"/>
    </style:style>
    <style:style style:name="P14" style:family="paragraph" style:parent-style-name="Standard">
      <style:text-properties style:font-name="Liberation Serif1" fo:font-style="normal" fo:font-weight="normal" officeooo:rsid="00902c89" officeooo:paragraph-rsid="008f7cc8" style:font-style-asian="normal" style:font-weight-asian="normal" style:font-style-complex="normal" style:font-weight-complex="normal"/>
    </style:style>
    <style:style style:name="P15" style:family="paragraph" style:parent-style-name="Footer">
      <style:text-properties style:font-name="Liberation Serif" officeooo:rsid="004f790c" officeooo:paragraph-rsid="004f790c"/>
    </style:style>
    <style:style style:name="P16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17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18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9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0" style:family="paragraph" style:parent-style-name="Text_20_body">
      <style:text-properties style:font-name="Liberation Serif1" fo:font-style="normal" fo:font-weight="normal" officeooo:rsid="041be12b" officeooo:paragraph-rsid="008f7cc8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style:font-name="Liberation Serif1" fo:font-style="normal" fo:font-weight="normal" officeooo:rsid="00902c89" officeooo:paragraph-rsid="008f7cc8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8f7cc8" style:font-name-asian="Liberation Serif1" style:font-style-asian="normal" style:font-weight-asian="normal" style:font-name-complex="Liberation Serif1" style:font-style-complex="normal" style:font-weight-complex="normal"/>
    </style:style>
    <style:style style:name="P23" style:family="paragraph" style:parent-style-name="Table_20_Contents">
      <style:text-properties style:font-name="Liberation Serif" officeooo:rsid="0362634e" officeooo:paragraph-rsid="008f7cc8"/>
    </style:style>
    <style:style style:name="P24" style:family="paragraph" style:parent-style-name="Table_20_Contents">
      <style:text-properties style:font-name="Liberation Serif" officeooo:rsid="003d5a41" officeooo:paragraph-rsid="008f7cc8"/>
    </style:style>
    <style:style style:name="P25" style:family="paragraph" style:parent-style-name="Table_20_Contents">
      <style:text-properties style:font-name="Liberation Serif" officeooo:rsid="0364880b" officeooo:paragraph-rsid="008f7cc8"/>
    </style:style>
    <style:style style:name="P26" style:family="paragraph" style:parent-style-name="Table_20_Contents">
      <style:text-properties style:font-name="Liberation Serif" officeooo:rsid="03638a15" officeooo:paragraph-rsid="008f7cc8"/>
    </style:style>
    <style:style style:name="P27" style:family="paragraph" style:parent-style-name="Table_20_Contents">
      <style:paragraph-properties fo:text-align="center" style:justify-single-word="false"/>
      <style:text-properties officeooo:rsid="03d09ae6" officeooo:paragraph-rsid="008f7cc8"/>
    </style:style>
    <style:style style:name="P28" style:family="paragraph" style:parent-style-name="Table_20_Contents">
      <style:paragraph-properties fo:text-align="center" style:justify-single-word="false"/>
      <style:text-properties officeooo:rsid="03d125bb" officeooo:paragraph-rsid="008f7cc8"/>
    </style:style>
    <style:style style:name="P29" style:family="paragraph" style:parent-style-name="Table_20_Contents">
      <style:text-properties officeooo:rsid="03d125bb" officeooo:paragraph-rsid="008f7cc8"/>
    </style:style>
    <style:style style:name="P30" style:family="paragraph" style:parent-style-name="Table_20_Contents">
      <style:text-properties officeooo:rsid="00541320" officeooo:paragraph-rsid="008f7cc8"/>
    </style:style>
    <style:style style:name="P31" style:family="paragraph" style:parent-style-name="Table_20_Contents">
      <style:text-properties officeooo:rsid="00a05a91" officeooo:paragraph-rsid="008f7cc8"/>
    </style:style>
    <style:style style:name="P32" style:family="paragraph" style:parent-style-name="Table_20_Contents">
      <style:text-properties officeooo:rsid="004a5663" officeooo:paragraph-rsid="008f7cc8"/>
    </style:style>
    <style:style style:name="P33" style:family="paragraph" style:parent-style-name="Table_20_Contents">
      <style:text-properties officeooo:rsid="00551e89" officeooo:paragraph-rsid="008f7cc8"/>
    </style:style>
    <style:style style:name="P34" style:family="paragraph" style:parent-style-name="Table_20_Contents">
      <style:text-properties officeooo:paragraph-rsid="008f7cc8"/>
    </style:style>
    <style:style style:name="P35" style:family="paragraph" style:parent-style-name="Standard">
      <style:paragraph-properties fo:break-before="page"/>
      <style:text-properties style:font-name="Liberation Serif" fo:font-weight="bold" officeooo:rsid="00028145" officeooo:paragraph-rsid="008f7cc8" style:font-weight-asian="bold" style:font-weight-complex="bold"/>
    </style:style>
    <style:style style:name="P36" style:family="paragraph" style:parent-style-name="Standard">
      <style:text-properties style:font-name="Liberation Mono" fo:font-size="11pt" fo:font-style="normal" fo:font-weight="normal" officeooo:rsid="03638a15" officeooo:paragraph-rsid="008f7cc8" style:font-size-asian="11pt" style:font-style-asian="normal" style:font-weight-asian="normal"/>
    </style:style>
    <style:style style:name="P37" style:family="paragraph" style:parent-style-name="Standard">
      <style:text-properties style:font-name="Liberation Mono" fo:font-size="11pt" fo:font-style="normal" fo:font-weight="normal" officeooo:rsid="03638a15" officeooo:paragraph-rsid="00903c71" style:font-size-asian="11pt" style:font-style-asian="normal" style:font-weight-asian="normal"/>
    </style:style>
    <style:style style:name="P38" style:family="paragraph" style:parent-style-name="Standard">
      <style:text-properties style:font-name="Liberation Serif" fo:font-size="12pt" fo:font-weight="bold" officeooo:rsid="000511a6" officeooo:paragraph-rsid="008f7cc8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Liberation Serif" fo:font-size="12pt" fo:font-style="normal" fo:font-weight="normal" officeooo:rsid="004bb5fa" officeooo:paragraph-rsid="008f7cc8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iberation Serif" officeooo:paragraph-rsid="00903c71"/>
    </style:style>
    <style:style style:name="P41" style:family="paragraph" style:parent-style-name="Standard">
      <style:paragraph-properties fo:line-height="150%"/>
      <style:text-properties style:font-name="Liberation Serif1" fo:font-style="normal" fo:font-weight="normal" officeooo:rsid="036c777f" officeooo:paragraph-rsid="00903c71" style:font-name-asian="Liberation Serif1" style:font-style-asian="normal" style:font-weight-asian="normal" style:font-name-complex="Liberation Serif1" style:font-style-complex="normal" style:font-weight-complex="normal"/>
    </style:style>
    <style:style style:name="P42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3" style:family="paragraph" style:parent-style-name="Text_20_body" style:list-style-name="L1">
      <style:text-properties style:font-name="Liberation Serif1" fo:font-style="normal" fo:font-weight="normal" officeooo:rsid="041be12b" officeooo:paragraph-rsid="00903c71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style:font-name="Liberation Serif1" fo:font-style="normal" fo:font-weight="normal" officeooo:rsid="041be12b" officeooo:paragraph-rsid="00903c71" style:font-style-asian="normal" style:font-weight-asian="normal" style:font-style-complex="normal" style:font-weight-complex="normal"/>
    </style:style>
    <style:style style:name="P45" style:family="paragraph" style:parent-style-name="Text_20_body" style:list-style-name="">
      <style:paragraph-properties fo:line-height="115%"/>
      <style:text-properties style:font-name="Liberation Serif1" fo:font-style="normal" fo:font-weight="normal" officeooo:rsid="041be12b" officeooo:paragraph-rsid="00903c71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903c71" style:font-name-asian="Liberation Serif1" style:font-style-asian="normal" style:font-weight-asian="normal" style:font-name-complex="Liberation Serif1" style:font-style-complex="normal" style:font-weight-complex="normal"/>
    </style:style>
    <style:style style:name="P47" style:family="paragraph" style:parent-style-name="Text_20_body" style:list-style-name="L1">
      <style:paragraph-properties fo:break-before="page"/>
      <style:text-properties style:font-name="Liberation Serif1" fo:font-style="normal" fo:font-weight="normal" officeooo:rsid="041be12b" officeooo:paragraph-rsid="00903c71" style:font-style-asian="normal" style:font-weight-asian="normal" style:font-style-complex="normal" style:font-weight-complex="normal"/>
    </style:style>
    <style:style style:name="P48" style:family="paragraph" style:parent-style-name="Table_20_Contents">
      <style:text-properties style:font-name="Liberation Mono" fo:font-size="11pt" fo:font-style="normal" fo:font-weight="normal" officeooo:rsid="03638a15" officeooo:paragraph-rsid="008f7cc8" style:font-size-asian="11pt" style:font-style-asian="normal" style:font-weight-asian="normal"/>
    </style:style>
    <style:style style:name="P49" style:family="paragraph" style:parent-style-name="Table_20_Contents">
      <style:text-properties style:font-name="Liberation Mono" fo:font-size="11pt" fo:font-style="normal" fo:font-weight="normal" officeooo:rsid="03638a15" officeooo:paragraph-rsid="00903c71" style:font-size-asian="11pt" style:font-style-asian="normal" style:font-weight-asian="normal"/>
    </style:style>
    <style:style style:name="P50" style:family="paragraph" style:parent-style-name="Table_20_Contents">
      <style:text-properties style:font-name="Liberation Serif" officeooo:rsid="0362634e" officeooo:paragraph-rsid="00903c71"/>
    </style:style>
    <style:style style:name="P51" style:family="paragraph" style:parent-style-name="Table_20_Contents">
      <style:text-properties style:font-name="Liberation Serif" officeooo:rsid="003d5a41" officeooo:paragraph-rsid="00903c71"/>
    </style:style>
    <style:style style:name="P52" style:family="paragraph" style:parent-style-name="Table_20_Contents">
      <style:text-properties style:font-name="Liberation Serif" officeooo:rsid="0364880b" officeooo:paragraph-rsid="00903c71"/>
    </style:style>
    <style:style style:name="P53" style:family="paragraph" style:parent-style-name="Table_20_Contents">
      <style:text-properties style:font-name="Liberation Serif" officeooo:rsid="03638a15" officeooo:paragraph-rsid="00903c71"/>
    </style:style>
    <style:style style:name="P54" style:family="paragraph" style:parent-style-name="Table_20_Contents">
      <style:paragraph-properties fo:text-align="center" style:justify-single-word="false"/>
      <style:text-properties officeooo:rsid="03d09ae6" officeooo:paragraph-rsid="00903c71"/>
    </style:style>
    <style:style style:name="P55" style:family="paragraph" style:parent-style-name="Table_20_Contents">
      <style:paragraph-properties fo:text-align="center" style:justify-single-word="false"/>
      <style:text-properties officeooo:rsid="03d125bb" officeooo:paragraph-rsid="00903c71"/>
    </style:style>
    <style:style style:name="P56" style:family="paragraph" style:parent-style-name="Table_20_Contents">
      <style:text-properties officeooo:rsid="03d125bb" officeooo:paragraph-rsid="00903c71"/>
    </style:style>
    <style:style style:name="P57" style:family="paragraph" style:parent-style-name="Table_20_Contents">
      <style:text-properties officeooo:rsid="00541320" officeooo:paragraph-rsid="00903c71"/>
    </style:style>
    <style:style style:name="P58" style:family="paragraph" style:parent-style-name="Table_20_Contents">
      <style:text-properties officeooo:rsid="00a05a91" officeooo:paragraph-rsid="00903c71"/>
    </style:style>
    <style:style style:name="P59" style:family="paragraph" style:parent-style-name="Table_20_Contents">
      <style:text-properties officeooo:rsid="004a5663" officeooo:paragraph-rsid="00903c71"/>
    </style:style>
    <style:style style:name="P60" style:family="paragraph" style:parent-style-name="Table_20_Contents">
      <style:text-properties officeooo:rsid="00551e89" officeooo:paragraph-rsid="00903c71"/>
    </style:style>
    <style:style style:name="P61" style:family="paragraph" style:parent-style-name="Table_20_Contents">
      <style:text-properties officeooo:paragraph-rsid="00903c71"/>
    </style:style>
    <style:style style:name="P62" style:family="paragraph">
      <loext:graphic-properties draw:fill="none"/>
      <style:paragraph-properties fo:text-align="start"/>
      <style:text-properties fo:font-size="18pt"/>
    </style:style>
    <style:style style:name="P63" style:family="paragraph">
      <loext:graphic-properties draw:fill="solid" draw:fill-color="#d8d8d8"/>
      <style:paragraph-properties fo:text-align="start" style:writing-mode="lr-tb"/>
      <style:text-properties fo:font-size="18pt"/>
    </style:style>
    <style:style style:name="P6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margin-left="0in" fo:margin-right="0in" fo:margin-top="0in" fo:margin-bottom="0in" fo:line-height="100%" fo:text-indent="0in"/>
    </style:style>
    <style:style style:name="P67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8c6888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7bbbd0" style:font-size-asian="12pt" style:font-size-complex="12pt"/>
    </style:style>
    <style:style style:name="T11" style:family="text">
      <style:text-properties fo:font-size="12pt" officeooo:rsid="00845754" style:font-size-asian="12pt" style:font-size-complex="12pt"/>
    </style:style>
    <style:style style:name="T12" style:family="text">
      <style:text-properties fo:font-size="12pt" officeooo:rsid="00a58c33" style:font-size-asian="12pt" style:font-size-complex="12pt"/>
    </style:style>
    <style:style style:name="T13" style:family="text">
      <style:text-properties fo:font-size="12pt" officeooo:rsid="00a4e904" style:font-size-asian="12pt" style:font-size-complex="12pt"/>
    </style:style>
    <style:style style:name="T14" style:family="text">
      <style:text-properties fo:font-size="12pt" officeooo:rsid="00870438" style:font-size-asian="12pt" style:font-size-complex="12pt"/>
    </style:style>
    <style:style style:name="T15" style:family="text">
      <style:text-properties fo:font-size="12pt" officeooo:rsid="004bb5fa" style:font-size-asian="12pt" style:font-size-complex="12pt"/>
    </style:style>
    <style:style style:name="T16" style:family="text">
      <style:text-properties fo:font-size="12pt" fo:font-weight="normal" officeooo:rsid="004bb5fa" style:font-size-asian="12pt" style:font-weight-asian="normal" style:font-size-complex="12pt" style:font-weight-complex="normal"/>
    </style:style>
    <style:style style:name="T17" style:family="text">
      <style:text-properties officeooo:rsid="007bbbd0"/>
    </style:style>
    <style:style style:name="T18" style:family="text">
      <style:text-properties style:font-name-asian="Liberation Serif1" style:font-name-complex="Liberation Serif1"/>
    </style:style>
    <style:style style:name="T19" style:family="text">
      <style:text-properties officeooo:rsid="04190cf5" style:font-name-asian="Liberation Serif1" style:font-name-complex="Liberation Serif1"/>
    </style:style>
    <style:style style:name="T20" style:family="text">
      <style:text-properties officeooo:rsid="0055302d" style:font-name-asian="Liberation Serif1" style:font-name-complex="Liberation Serif1"/>
    </style:style>
    <style:style style:name="T21" style:family="text">
      <style:text-properties officeooo:rsid="0060813f" style:font-name-asian="Liberation Serif1" style:font-name-complex="Liberation Serif1"/>
    </style:style>
    <style:style style:name="T22" style:family="text">
      <style:text-properties officeooo:rsid="004589f7" style:font-name-asian="Liberation Serif1" style:font-name-complex="Liberation Serif1"/>
    </style:style>
    <style:style style:name="T23" style:family="text">
      <style:text-properties officeooo:rsid="0052d96e" style:font-name-asian="Liberation Serif1" style:font-name-complex="Liberation Serif1"/>
    </style:style>
    <style:style style:name="T24" style:family="text">
      <style:text-properties officeooo:rsid="003f8cdf" style:font-name-asian="Liberation Serif1" style:font-name-complex="Liberation Serif1"/>
    </style:style>
    <style:style style:name="T25" style:family="text">
      <style:text-properties officeooo:rsid="036c777f" style:font-name-asian="Liberation Serif1" style:font-name-complex="Liberation Serif1"/>
    </style:style>
    <style:style style:name="T26" style:family="text">
      <style:text-properties officeooo:rsid="008f7cc8" style:font-name-asian="Liberation Serif1" style:font-name-complex="Liberation Serif1"/>
    </style:style>
    <style:style style:name="T27" style:family="text">
      <style:text-properties style:text-position="sub 58%"/>
    </style:style>
    <style:style style:name="T28" style:family="text">
      <style:text-properties style:text-position="sub 58%" officeooo:rsid="03d125bb"/>
    </style:style>
    <style:style style:name="T29" style:family="text">
      <style:text-properties officeooo:rsid="00968f7e"/>
    </style:style>
    <style:style style:name="T30" style:family="text">
      <style:text-properties officeooo:rsid="008f7cc8"/>
    </style:style>
    <style:style style:name="T31" style:family="text">
      <style:text-properties style:font-name="Liberation Serif1" fo:font-weight="bold" officeooo:rsid="008f7cc8" style:font-weight-asian="bold" style:font-weight-complex="bold"/>
    </style:style>
    <style:style style:name="T32" style:family="text">
      <style:text-properties fo:font-weight="bold" officeooo:rsid="008f7cc8" style:font-name-asian="Liberation Serif1" style:font-weight-asian="bold" style:font-name-complex="Liberation Serif1" style:font-weight-complex="bol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937in" fo:min-width="0.0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8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945in" fo:min-width="0.0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2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Nom<text:span text:style-name="T17">bre</text:span> del alumn<text:span text:style-name="T17">o</text:span>/a: <text:s text:c="7"/></text:p>
      <text:p text:style-name="P19"><draw:custom-shape text:anchor-type="paragraph" draw:z-index="3" draw:name="Image1" draw:style-name="gr2" draw:text-style-name="P63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62" svg:width="0.948in" svg:height="0.437in" svg:x="4.6457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63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8"><text:span text:style-name="T17">C</text:span>ualificació<text:span text:style-name="T17">n</text:span>: <text:s text:c="6"/></text:p>
      <text:p text:style-name="P18"><text:s text:c="70"/></text:p>
      <text:p text:style-name="P19"/>
      <text:p text:style-name="P3"><draw:custom-shape text:anchor-type="paragraph" draw:z-index="0" draw:name="Image4" draw:style-name="gr1" draw:text-style-name="P62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16">T<text:span text:style-name="T17">i</text:span>emp<text:span text:style-name="T17">o</text:span>: <text:span text:style-name="T7">90 min</text:span></text:p>
      <text:p text:style-name="P17">Observacion<text:span text:style-name="T17">e</text:span>s: <text:span text:style-name="T8">Cada número sin unidad resta 1 punto</text:span></text:p>
      <text:p text:style-name="P9"/>
      <text:p text:style-name="P10"><text:tab/></text:p>
      <text:p text:style-name="P14"/>
      <text:p text:style-name="P12"><text:span text:style-name="T9">E</text:span><text:span text:style-name="T10">jercicio</text:span><text:span text:style-name="T9"> </text:span><text:span text:style-name="T13">1</text:span><text:span text:style-name="T9">:<text:tab/><text:tab/><text:tab/><text:tab/><text:tab/><text:tab/><text:tab/><text:tab/><text:tab/><text:tab/><text:tab/><text:tab/><text:tab/><text:tab/><text:tab/> <text:tab/></text:span><text:span text:style-name="T13">4</text:span><text:span text:style-name="T11"> </text:span><text:span text:style-name="T14">p</text:span></text:p>
      <text:p text:style-name="P21"/>
      <text:p text:style-name="P21"><draw:g text:anchor-type="paragraph" draw:z-index="7" draw:style-name="gr4"><draw:line draw:style-name="gr5" draw:text-style-name="P64" svg:x1="1.6142in" svg:y1="2.1091in" svg:x2="2.922in" svg:y2="2.1091in"><text:p/></draw:line><draw:frame draw:style-name="gr6" draw:text-style-name="P65" svg:width="0.5134in" svg:height="0.4862in" svg:x="2.8138in" svg:y="1.885in"><draw:image xlink:href="Pictures/1000000000000025000000237D64472030689954.png" xlink:type="simple" xlink:show="embed" xlink:actuate="onLoad" loext:mime-type="image/png"><text:p/></draw:image></draw:frame><draw:frame draw:style-name="gr7" draw:text-style-name="P67" svg:width="1.1031in" svg:height="0.324in" svg:x="2.715in" svg:y="2.4024in"><draw:text-box><text:p text:style-name="P66"><text:span text:style-name="T33">E</text:span><text:span text:style-name="T33"> </text:span><text:span text:style-name="T33">=</text:span><text:span text:style-name="T33"> </text:span><text:span text:style-name="T33">2</text:span><text:span text:style-name="T33">2</text:span><text:span text:style-name="T33">0</text:span><text:span text:style-name="T33"> </text:span><text:span text:style-name="T33">V</text:span></text:p></draw:text-box></draw:frame><draw:frame draw:style-name="gr7" draw:text-style-name="P67" svg:width="0.787in" svg:height="0.324in" svg:x="2.7157in" svg:y="2.639in"><draw:text-box><text:p text:style-name="P66"><text:span text:style-name="T33">5</text:span><text:span text:style-name="T33">0</text:span><text:span text:style-name="T33"> </text:span><text:span text:style-name="T33">H</text:span><text:span text:style-name="T33">z</text:span></text:p></draw:text-box></draw:frame><draw:custom-shape draw:style-name="gr8" draw:text-style-name="P64" svg:width="0.198in" svg:height="0.5925in" draw:transform="rotate (1.5707963267949) translate (3.70833333333333in 0.830555555555555in)"><text:p/><draw:enhanced-geometry svg:viewBox="0 0 21600 21600" draw:type="rectangle" draw:enhanced-path="M 0 0 L 21600 0 21600 21600 0 21600 0 0 Z N"/></draw:custom-shape><draw:line draw:style-name="gr5" draw:text-style-name="P64" svg:x1="2.1083in" svg:y1="0.7417in" svg:x2="2.7969in" svg:y2="0.7417in"><text:p/></draw:line><draw:line draw:style-name="gr5" draw:text-style-name="P64" svg:x1="3.1504in" svg:y1="0.7327in" svg:x2="3.7024in" svg:y2="0.7327in"><text:p/></draw:line><draw:line draw:style-name="gr5" draw:text-style-name="P64" svg:x1="4.6677in" svg:y1="2.1272in" svg:x2="4.6677in" svg:y2="0.7413in"><text:p/></draw:line><draw:frame draw:style-name="gr9" draw:text-style-name="P68" svg:width="1.2803in" svg:height="0.3559in" svg:x="2.3445in" svg:y="0.2642in"><draw:text-box><text:p text:style-name="P66"><text:span text:style-name="T34">L</text:span><text:span text:style-name="T34"> </text:span><text:span text:style-name="T34">=</text:span><text:span text:style-name="T34"> </text:span><text:span text:style-name="T34">4</text:span><text:span text:style-name="T34">8</text:span><text:span text:style-name="T34"> </text:span><text:span text:style-name="T34">m</text:span><text:span text:style-name="T34">H</text:span></text:p></draw:text-box></draw:frame><draw:frame draw:style-name="gr9" draw:text-style-name="P68" svg:width="1.1567in" svg:height="0.3559in" svg:x="3.55in" svg:y="0.2634in"><draw:text-box><text:p text:style-name="P66"><text:span text:style-name="T34">R</text:span><text:span text:style-name="T34"> </text:span><text:span text:style-name="T34">=</text:span><text:span text:style-name="T34"> </text:span><text:span text:style-name="T34">3</text:span><text:span text:style-name="T34">0</text:span><text:span text:style-name="T34"> </text:span><text:span text:style-name="T34">Ω</text:span><text:span text:style-name="T34"> </text:span></text:p></draw:text-box></draw:frame><draw:line draw:style-name="gr5" draw:text-style-name="P64" svg:x1="4.2992in" svg:y1="0.7409in" svg:x2="4.6539in" svg:y2="0.7354in"><text:p/></draw:line><draw:line draw:style-name="gr5" draw:text-style-name="P64" svg:x1="3.3465in" svg:y1="2.1091in" svg:x2="4.6543in" svg:y2="2.1091in"><text:p/></draw:line><draw:line draw:style-name="gr5" draw:text-style-name="P64" svg:x1="1.6378in" svg:y1="2.1272in" svg:x2="1.6378in" svg:y2="0.7413in"><text:p/></draw:line><draw:g draw:style-name="gr10"><draw:g draw:style-name="gr10"><draw:custom-shape draw:style-name="gr11" draw:text-style-name="P64" svg:width="0.1516in" svg:height="0.1504in" svg:x="2.6992in" svg:y="0.656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4" svg:x1="2.7in" svg:y1="0.7327in" svg:x2="2.8457in" svg:y2="0.7327in"><text:p/></draw:line></draw:g><draw:g draw:style-name="gr10"><draw:custom-shape draw:style-name="gr13" draw:text-style-name="P64" svg:width="0.1516in" svg:height="0.1516in" svg:x="2.8575in" svg:y="0.656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4" svg:x1="2.8591in" svg:y1="0.7327in" svg:x2="3.0047in" svg:y2="0.7327in"><text:p/></draw:line></draw:g><draw:g draw:style-name="gr10"><draw:custom-shape draw:style-name="gr14" draw:text-style-name="P64" svg:width="0.1504in" svg:height="0.1512in" svg:x="3.0146in" svg:y="0.6571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4" svg:x1="3.015in" svg:y1="0.7327in" svg:x2="3.1606in" svg:y2="0.7327in"><text:p/></draw:line></draw:g><draw:g draw:style-name="gr10"><draw:custom-shape draw:style-name="gr11" draw:text-style-name="P64" svg:width="0.1516in" svg:height="0.1504in" svg:x="3.172in" svg:y="0.658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4" svg:x1="3.1736in" svg:y1="0.7331in" svg:x2="3.3193in" svg:y2="0.7331in"><text:p/></draw:line></draw:g></draw:g><draw:line draw:style-name="gr5" draw:text-style-name="P64" svg:x1="1.9618in" svg:y1="1.0205in" svg:x2="1.9618in" svg:y2="0.5205in"><text:p/></draw:line><draw:line draw:style-name="gr5" draw:text-style-name="P64" svg:x1="2.1193in" svg:y1="1.0205in" svg:x2="2.1193in" svg:y2="0.5205in"><text:p/></draw:line><draw:frame draw:style-name="gr9" draw:text-style-name="P68" svg:width="1.2598in" svg:height="0.3559in" svg:x="1.1811in" svg:y="0.1189in"><draw:text-box><text:p><text:span text:style-name="T34">C</text:span><text:span text:style-name="T34"> </text:span><text:span text:style-name="T34">=</text:span><text:span text:style-name="T34"> </text:span><text:span text:style-name="T34">5</text:span><text:span text:style-name="T34">0</text:span><text:span text:style-name="T34"> </text:span><text:span text:style-name="T34">μ</text:span><text:span text:style-name="T34">F</text:span><text:span text:style-name="T34"> </text:span></text:p></draw:text-box></draw:frame><draw:line draw:style-name="gr5" draw:text-style-name="P64" svg:x1="1.6224in" svg:y1="0.7409in" svg:x2="1.9772in" svg:y2="0.7354in"><text:p/></draw:line></draw:g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3020702349" text:style-name="L1">
        <text:list-item>
          <text:p text:style-name="P43">Completa la tabla.</text:p>
        </text:list-item>
      </text:list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column table:style-name="Table4.F"/>
        <table:table-row>
          <table:table-cell table:style-name="Table4.A1" office:value-type="string">
            <text:p text:style-name="P50"/>
          </table:table-cell>
          <table:table-cell table:style-name="Table4.A1" office:value-type="string">
            <text:p text:style-name="P50">R</text:p>
          </table:table-cell>
          <table:table-cell table:style-name="Table4.A1" office:value-type="string">
            <text:p text:style-name="P51">L</text:p>
          </table:table-cell>
          <table:table-cell table:style-name="Table4.A1" office:value-type="string">
            <text:p text:style-name="P51">C</text:p>
          </table:table-cell>
          <table:table-cell table:style-name="Table4.A1" office:value-type="string">
            <text:p text:style-name="P50">Total</text:p>
          </table:table-cell>
          <table:table-cell table:style-name="Table4.F1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50">E</text:p>
          </table:table-cell>
          <table:table-cell table:style-name="Table4.A2" office:value-type="string">
            <text:p text:style-name="P37"/>
            <text:p text:style-name="P37"/>
          </table:table-cell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0"/>
          </table:table-cell>
          <table:table-cell table:style-name="Table4.F2" office:value-type="string">
            <text:p text:style-name="P52">V</text:p>
          </table:table-cell>
        </table:table-row>
        <table:table-row>
          <table:table-cell table:style-name="Table4.A2" office:value-type="string">
            <text:p text:style-name="P50">I</text:p>
          </table:table-cell>
          <table:table-cell table:style-name="Table4.A2" office:value-type="string">
            <text:p text:style-name="P49"/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F2" office:value-type="string">
            <text:p text:style-name="P52">A</text:p>
          </table:table-cell>
        </table:table-row>
        <table:table-row>
          <table:table-cell table:style-name="Table4.A2" office:value-type="string">
            <text:p text:style-name="P50">Z</text:p>
          </table:table-cell>
          <table:table-cell table:style-name="Table4.A2" office:value-type="string">
            <text:p text:style-name="P37"/>
            <text:p text:style-name="P37"/>
          </table:table-cell>
          <table:table-cell table:style-name="Table4.A2" office:value-type="string">
            <text:p text:style-name="P37"/>
            <text:p text:style-name="P37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F2" office:value-type="string">
            <text:p text:style-name="P53">Ω</text:p>
          </table:table-cell>
        </table:table-row>
      </table:table>
      <text:p text:style-name="P45"><text:span text:style-name="T25"/></text:p>
      <text:list xml:id="list175539028970057" text:continue-numbering="true" text:style-name="L1">
        <text:list-item>
          <text:p text:style-name="P47"><text:span text:style-name="T25">Dibuja el diagrama </text:span><text:span text:style-name="T19">fasorial de corriente</text:span><text:span text:style-name="T20">s</text:span><text:span text:style-name="T19"> y tensiones (escalas: </text:span><text:span text:style-name="T21">20</text:span><text:span text:style-name="T19"> V = </text:span><text:span text:style-name="T21">1</text:span><text:span text:style-name="T19"> cm y </text:span><text:span text:style-name="T22">1</text:span><text:span text:style-name="T19"> A = </text:span><text:span text:style-name="T23">1</text:span><text:span text:style-name="T19"> cm)</text:span><text:span text:style-name="T25">.</text:span></text:p>
        </text:list-item>
        <text:list-item>
          <text:p text:style-name="P43"><text:span text:style-name="T25">Dibuja el diagrama</text:span><text:span text:style-name="T19"> de impedancias (escala </text:span><text:span text:style-name="T23">6</text:span><text:span text:style-name="T19"> Ω = 1 cm)</text:span><text:span text:style-name="T25">.</text:span></text:p>
        </text:list-item>
        <text:list-item>
          <text:p text:style-name="P43"><text:span text:style-name="T24">Completa la tabla de potencias</text:span><text:span text:style-name="T25">.</text:span></text:p>
        </text:list-item>
      </text:list>
      <text:p text:style-name="P44"><text:span text:style-name="T25"/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P61"/>
          </table:table-cell>
          <table:table-cell table:style-name="Table3.A1" office:value-type="string">
            <text:p text:style-name="P54">R</text:p>
          </table:table-cell>
          <table:table-cell table:style-name="Table3.A1" office:value-type="string">
            <text:p text:style-name="P54">X<text:span text:style-name="T27">L</text:span></text:p>
          </table:table-cell>
          <table:table-cell table:style-name="Table3.A1" office:value-type="string">
            <text:p text:style-name="P54">X<text:span text:style-name="T28">C</text:span></text:p>
          </table:table-cell>
          <table:table-cell table:style-name="Table3.E1" office:value-type="string">
            <text:p text:style-name="P55">Z</text:p>
          </table:table-cell>
        </table:table-row>
        <table:table-row>
          <table:table-cell table:style-name="Table3.A2" office:value-type="string">
            <text:p text:style-name="P56">P en W</text:p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61"/>
          </table:table-cell>
          <table:table-cell table:style-name="Table3.A2" office:value-type="string">
            <text:p text:style-name="P61"/>
          </table:table-cell>
          <table:table-cell table:style-name="Table3.E2" office:value-type="string">
            <text:p text:style-name="P61"/>
          </table:table-cell>
        </table:table-row>
        <table:table-row>
          <table:table-cell table:style-name="Table3.A2" office:value-type="string">
            <text:p text:style-name="P56">Q en VAR</text:p>
          </table:table-cell>
          <table:table-cell table:style-name="Table3.A2" office:value-type="string">
            <text:p text:style-name="P61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9"/>
          </table:table-cell>
          <table:table-cell table:style-name="Table3.E2" office:value-type="string">
            <text:p text:style-name="P61"/>
          </table:table-cell>
        </table:table-row>
        <table:table-row>
          <table:table-cell table:style-name="Table3.A2" office:value-type="string">
            <text:p text:style-name="P56">S en VA</text:p>
          </table:table-cell>
          <table:table-cell table:style-name="Table3.A2" office:value-type="string">
            <text:p text:style-name="P61"/>
          </table:table-cell>
          <table:table-cell table:style-name="Table3.A2" office:value-type="string">
            <text:p text:style-name="P61"/>
          </table:table-cell>
          <table:table-cell table:style-name="Table3.A2" office:value-type="string">
            <text:p text:style-name="P61"/>
          </table:table-cell>
          <table:table-cell table:style-name="Table3.E2" office:value-type="string">
            <text:p text:style-name="P60"/>
          </table:table-cell>
        </table:table-row>
      </table:table>
      <text:list xml:id="list175539212621371" text:continue-numbering="true" text:style-name="L1">
        <text:list-header>
          <text:p text:style-name="P43"><text:span text:style-name="T24"/></text:p>
        </text:list-header>
        <text:list-item>
          <text:p text:style-name="P43"><text:span text:style-name="T24">Dibuja el triángulo de potencias (escala 200 W = 200 VAR = 200 VA = 1 cm) </text:span><text:span text:style-name="T26">e indica el ángulo </text:span><text:span text:style-name="T32">φ</text:span><text:span text:style-name="T26"> de la potencia aparente</text:span><text:span text:style-name="T24">.</text:span></text:p>
        </text:list-item>
      </text:list>
      <text:p text:style-name="P22"/>
      <text:p text:style-name="P46"/>
      <text:p text:style-name="P41"/>
      <text:p text:style-name="P46"/>
      <text:p text:style-name="P41"/>
      <text:p text:style-name="P22"/>
      <text:p text:style-name="P38"/>
      <text:p text:style-name="P38"/>
      <text:p text:style-name="P38"/>
      <text:p text:style-name="P35"><draw:g text:anchor-type="paragraph" draw:z-index="8" draw:style-name="gr4"><draw:frame draw:style-name="gr6" draw:text-style-name="P65" svg:width="0.5134in" svg:height="0.4862in" svg:x="3.0142in" svg:y="2.1602in"><draw:image xlink:href="Pictures/1000000000000025000000237D64472030689954.png" xlink:type="simple" xlink:show="embed" xlink:actuate="onLoad" loext:mime-type="image/png"><text:p/></draw:image></draw:frame><draw:frame draw:style-name="gr7" draw:text-style-name="P67" svg:width="1.1043in" svg:height="0.324in" svg:x="2.7579in" svg:y="2.6776in"><draw:text-box><text:p text:style-name="P66"><text:span text:style-name="T33">E</text:span><text:span text:style-name="T33"> </text:span><text:span text:style-name="T33">=</text:span><text:span text:style-name="T33"> </text:span><text:span text:style-name="T33">2</text:span><text:span text:style-name="T33">2</text:span><text:span text:style-name="T33">0</text:span><text:span text:style-name="T33"> </text:span><text:span text:style-name="T33">V</text:span></text:p></draw:text-box></draw:frame><draw:frame draw:style-name="gr7" draw:text-style-name="P67" svg:width="0.787in" svg:height="0.324in" svg:x="2.7587in" svg:y="2.9146in"><draw:text-box><text:p text:style-name="P66"><text:span text:style-name="T33">5</text:span><text:span text:style-name="T33">0</text:span><text:span text:style-name="T33"> </text:span><text:span text:style-name="T33">H</text:span><text:span text:style-name="T33">z</text:span></text:p></draw:text-box></draw:frame><draw:custom-shape draw:style-name="gr15" draw:text-style-name="P64" svg:width="0.198in" svg:height="0.5933in" draw:transform="rotate (1.5707963267949) translate (3.51527777777778in 0.751388888888889in)"><text:p/><draw:enhanced-geometry svg:viewBox="0 0 21600 21600" draw:type="rectangle" draw:enhanced-path="M 0 0 L 21600 0 21600 21600 0 21600 0 0 Z N"/></draw:custom-shape><draw:line draw:style-name="gr5" draw:text-style-name="P64" svg:x1="2.1126in" svg:y1="0.6626in" svg:x2="2.8012in" svg:y2="0.6626in"><text:p/></draw:line><draw:line draw:style-name="gr5" draw:text-style-name="P64" svg:x1="2.9591in" svg:y1="0.6535in" svg:x2="3.511in" svg:y2="0.6535in"><text:p/></draw:line><draw:line draw:style-name="gr5" draw:text-style-name="P64" svg:x1="4.4673in" svg:y1="2.387in" svg:x2="4.4673in" svg:y2="0.6626in"><text:p/></draw:line><draw:frame draw:style-name="gr9" draw:text-style-name="P68" svg:width="1.2815in" svg:height="0.3559in" svg:x="2.1508in" svg:y="0.1854in"><draw:text-box><text:p text:style-name="P66"><text:span text:style-name="T34">L</text:span><text:span text:style-name="T34"> </text:span><text:span text:style-name="T34">=</text:span><text:span text:style-name="T34"> </text:span><text:span text:style-name="T34">4</text:span><text:span text:style-name="T34">8</text:span><text:span text:style-name="T34"> </text:span><text:span text:style-name="T34">m</text:span><text:span text:style-name="T34">H</text:span></text:p></draw:text-box></draw:frame><draw:frame draw:style-name="gr9" draw:text-style-name="P68" svg:width="1.1579in" svg:height="0.3559in" svg:x="3.3563in" svg:y="0.1846in"><draw:text-box><text:p text:style-name="P66"><text:span text:style-name="T34">R</text:span><text:span text:style-name="T34"> </text:span><text:span text:style-name="T34">=</text:span><text:span text:style-name="T34"> </text:span><text:span text:style-name="T34">3</text:span><text:span text:style-name="T34">0</text:span><text:span text:style-name="T34"> </text:span><text:span text:style-name="T34">Ω</text:span><text:span text:style-name="T34"> </text:span></text:p></draw:text-box></draw:frame><draw:line draw:style-name="gr5" draw:text-style-name="P64" svg:x1="4.1067in" svg:y1="0.6618in" svg:x2="4.4614in" svg:y2="0.6563in"><text:p/></draw:line><draw:line draw:style-name="gr5" draw:text-style-name="P64" svg:x1="3.5303in" svg:y1="2.4016in" svg:x2="4.4622in" svg:y2="2.389in"><text:p/></draw:line><draw:line draw:style-name="gr5" draw:text-style-name="P64" svg:x1="2.1126in" svg:y1="2.4016in" svg:x2="3.0445in" svg:y2="2.389in"><text:p/></draw:line><draw:g draw:style-name="gr10"><draw:g draw:style-name="gr10"><draw:custom-shape draw:style-name="gr11" draw:text-style-name="P64" svg:width="0.1516in" svg:height="0.1504in" svg:x="2.5063in" svg:y="0.577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4" svg:x1="2.5091in" svg:y1="0.6535in" svg:x2="2.6547in" svg:y2="0.6535in"><text:p/></draw:line></draw:g><draw:g draw:style-name="gr10"><draw:custom-shape draw:style-name="gr14" draw:text-style-name="P64" svg:width="0.1516in" svg:height="0.1512in" svg:x="2.6642in" svg:y="0.577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4" svg:x1="2.6685in" svg:y1="0.6535in" svg:x2="2.8142in" svg:y2="0.6535in"><text:p/></draw:line></draw:g><draw:g draw:style-name="gr10"><draw:custom-shape draw:style-name="gr11" draw:text-style-name="P64" svg:width="0.1516in" svg:height="0.1504in" svg:x="2.8209in" svg:y="0.578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4" svg:x1="2.8244in" svg:y1="0.6535in" svg:x2="2.9701in" svg:y2="0.6535in"><text:p/></draw:line></draw:g><draw:g draw:style-name="gr10"><draw:custom-shape draw:style-name="gr14" draw:text-style-name="P64" svg:width="0.1516in" svg:height="0.1512in" svg:x="2.9787in" svg:y="0.5799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4" svg:x1="2.9831in" svg:y1="0.6535in" svg:x2="3.1287in" svg:y2="0.6535in"><text:p/></draw:line></draw:g></draw:g><draw:line draw:style-name="gr5" draw:text-style-name="P64" svg:x1="3.1831in" svg:y1="1.8724in" svg:x2="3.1831in" svg:y2="1.3724in"><text:p/></draw:line><draw:line draw:style-name="gr5" draw:text-style-name="P64" svg:x1="3.3398in" svg:y1="1.8724in" svg:x2="3.3398in" svg:y2="1.3724in"><text:p/></draw:line><draw:frame draw:style-name="gr9" draw:text-style-name="P68" svg:width="0.4406in" svg:height="0.3559in" svg:x="3.0563in" svg:y="0.972in"><draw:text-box><text:p text:style-name="P66"><text:span text:style-name="T34">C</text:span><text:span text:style-name="T34"> </text:span></text:p></draw:text-box></draw:frame><draw:line draw:style-name="gr5" draw:text-style-name="P64" svg:x1="3.3567in" svg:y1="1.6008in" svg:x2="4.4634in" svg:y2="1.6008in"><text:p/></draw:line><draw:line draw:style-name="gr5" draw:text-style-name="P64" svg:x1="2.0949in" svg:y1="1.6008in" svg:x2="3.1776in" svg:y2="1.6008in"><text:p/></draw:line><draw:line draw:style-name="gr5" draw:text-style-name="P64" svg:x1="2.1055in" svg:y1="2.387in" svg:x2="2.1055in" svg:y2="0.6626in"><text:p/></draw:line><draw:frame draw:style-name="gr9" draw:text-style-name="P68" svg:width="0.3295in" svg:height="0.3559in" svg:x="1.7579in" svg:y="1.839in"><draw:text-box><text:p text:style-name="P66"><text:span text:style-name="T34">I</text:span></text:p></draw:text-box></draw:frame><draw:frame draw:style-name="gr16" draw:text-style-name="P68" svg:width="0.5122in" svg:height="0.4287in" svg:x="1.5752in" svg:y="0.8547in"><draw:text-box><text:p text:style-name="P66"><text:span text:style-name="T34">I</text:span><text:span text:style-name="T35">R</text:span><text:span text:style-name="T35">L</text:span></text:p></draw:text-box></draw:frame><draw:frame draw:style-name="gr16" draw:text-style-name="P68" svg:width="0.5122in" svg:height="0.4287in" svg:x="2.3626in" svg:y="1.1693in"><draw:text-box><text:p text:style-name="P66"><text:span text:style-name="T34">I</text:span><text:span text:style-name="T35">C</text:span></text:p></draw:text-box></draw:frame></draw:g><text:span text:style-name="T9">E</text:span><text:span text:style-name="T10">jercicio</text:span><text:span text:style-name="T9"> </text:span><text:span text:style-name="T13">2</text:span><text:span text:style-name="T9">:<text:tab/><text:tab/><text:tab/><text:tab/><text:tab/><text:tab/><text:tab/><text:tab/><text:tab/><text:tab/><text:tab/><text:tab/><text:tab/><text:tab/><text:tab/><text:tab/></text:span><text:span text:style-name="T13">4</text:span><text:span text:style-name="T11"> </text:span><text:span text:style-name="T14">p</text:span><text:span text:style-name="T16"> 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Determina la capacidad del condensador para que la tensión de suministro <text:span text:style-name="T29">E </text:span>y la corriente total I estén en fase.</text:p>
      <text:p text:style-name="P21"/>
      <text:p text:style-name="P21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1"><text:span text:style-name="T15">Puntuació màxima <text:s/></text:span><text:span text:style-name="T12">8 </text:span><text:span text:style-name="T15">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8c6888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0.8555in" svg:height="0.9898in" draw:z-index="6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– A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05/06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3</text:page-number><text:s/>de <text:page-count>3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5-06-03T17:55:38.176911804</dc:date>
    <meta:editing-duration>PT7H31M32S</meta:editing-duration>
    <meta:editing-cycles>75</meta:editing-cycles>
    <meta:document-statistic meta:table-count="3" meta:image-count="1" meta:object-count="0" meta:page-count="3" meta:paragraph-count="39" meta:word-count="156" meta:character-count="864" meta:non-whitespace-character-count="617"/>
  </office:meta>
</office:document-meta>
</file>